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9a9c5" officeooo:paragraph-rsid="0019a9c5"/>
    </style:style>
    <style:style style:name="P2" style:family="paragraph" style:parent-style-name="Text_20_body">
      <style:text-properties officeooo:paragraph-rsid="0019a9c5"/>
    </style:style>
    <style:style style:name="P3" style:family="paragraph" style:parent-style-name="Text_20_body">
      <style:text-properties officeooo:paragraph-rsid="001a67d6"/>
    </style:style>
    <style:style style:name="P4" style:family="paragraph" style:parent-style-name="Heading_20_1">
      <style:text-properties officeooo:rsid="0019a9c5" officeooo:paragraph-rsid="001cf811"/>
    </style:style>
    <style:style style:name="P5" style:family="paragraph" style:parent-style-name="Heading_20_2">
      <style:text-properties officeooo:rsid="0019a9c5" officeooo:paragraph-rsid="0019a9c5"/>
    </style:style>
    <style:style style:name="P6" style:family="paragraph" style:parent-style-name="Text_20_body" style:list-style-name="L1">
      <style:text-properties officeooo:rsid="0019a9c5" officeooo:paragraph-rsid="0019a9c5"/>
    </style:style>
    <style:style style:name="P7" style:family="paragraph" style:parent-style-name="Text_20_body" style:list-style-name="L2">
      <style:text-properties officeooo:paragraph-rsid="0019a9c5"/>
    </style:style>
    <style:style style:name="P8" style:family="paragraph" style:parent-style-name="Text_20_body" style:list-style-name="L3">
      <style:text-properties officeooo:paragraph-rsid="001be61b"/>
    </style:style>
    <style:style style:name="P9" style:family="paragraph" style:parent-style-name="Text_20_body" style:list-style-name="L3">
      <style:text-properties officeooo:paragraph-rsid="001a67d6"/>
    </style:style>
    <style:style style:name="P10" style:family="paragraph" style:parent-style-name="Text_20_body" style:list-style-name="L3">
      <style:text-properties officeooo:rsid="001a67d6" officeooo:paragraph-rsid="001a67d6"/>
    </style:style>
    <style:style style:name="P11" style:family="paragraph" style:parent-style-name="Text_20_body">
      <style:text-properties officeooo:rsid="001ef0e2" officeooo:paragraph-rsid="001ef0e2"/>
    </style:style>
    <style:style style:name="T1" style:family="text">
      <style:text-properties officeooo:rsid="0019a9c5"/>
    </style:style>
    <style:style style:name="T2" style:family="text">
      <style:text-properties style:font-name="Liberation Sans" fo:font-size="16.1000003814697pt" fo:font-weight="bold" officeooo:rsid="0019a9c5" style:font-name-asian="Microsoft YaHei" style:font-size-asian="16.1000003814697pt" style:font-weight-asian="bold" style:font-name-complex="Arial" style:font-size-complex="16.1000003814697pt" style:font-weight-complex="bold"/>
    </style:style>
    <style:style style:name="T3" style:family="text">
      <style:text-properties style:font-name="Liberation Sans" fo:font-size="18.2000007629395pt" fo:font-weight="bold" style:font-name-asian="Microsoft YaHei" style:font-size-asian="18.2000007629395pt" style:font-weight-asian="bold" style:font-name-complex="Arial" style:font-size-complex="18.2000007629395pt" style:font-weight-complex="bold"/>
    </style:style>
    <style:style style:name="T4" style:family="text">
      <style:text-properties style:font-name="Liberation Sans" fo:font-size="18.2000007629395pt" fo:font-weight="bold" officeooo:rsid="001cf811" style:font-name-asian="Microsoft YaHei" style:font-size-asian="18.2000007629395pt" style:font-weight-asian="bold" style:font-name-complex="Arial" style:font-size-complex="18.2000007629395pt" style:font-weight-complex="bold"/>
    </style:style>
    <style:style style:name="T5" style:family="text">
      <style:text-properties officeooo:rsid="001a67d6"/>
    </style:style>
    <style:style style:name="T6" style:family="text">
      <style:text-properties officeooo:rsid="001acfe9"/>
    </style:style>
    <style:style style:name="T7" style:family="text">
      <style:text-properties officeooo:rsid="001cf0fc"/>
    </style:style>
    <style:style style:name="T8" style:family="text">
      <style:text-properties officeooo:rsid="001cf8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3">G</text:span><text:span text:style-name="T4">uia opcions de CUSTÒDIA</text:span></text:h>
      <text:p text:style-name="P11">Guia de les opcions de custòdia a partir de la reestructuració realitzada a la versió 2.0.10</text:p>
      <text:h text:style-name="P5" text:outline-level="2">Regla general <text:span text:style-name="T5">i polítiques absolutes</text:span></text:h>
      <text:p text:style-name="P2"><text:span text:style-name="T1">La política definida a nivell d’usuari (sigui persona sol·licitant o una aplicació) <text:s/>té precedència a la definida a l’Entitat quan es una política absoluta.</text:span></text:p>
      <text:p text:style-name="P1">Les polítiques absolutes serien:</text:p>
      <text:list xml:id="list3953933766" text:style-name="L1">
        <text:list-item>
          <text:p text:style-name="P6">NO ES PERMET (codi 0). En aquest cas no es permet crear custòdia.</text:p>
        </text:list-item>
        <text:list-item>
          <text:p text:style-name="P6">OBLIGATÒRIA LA PLANTILLA DEFINIDA (codi 2). Cal definir una plantilla junt amb aquesta opció. En aquest cas és crearà automàticament custòdia amb la plantilla definida i no es pot eliminar.</text:p>
        </text:list-item>
        <text:list-item>
          <text:p text:style-name="P6">LLIBERTAT TOTAL (codi 5). Es pot crear o no custòdia amb qualsevol configuració.</text:p>
        </text:list-item>
      </text:list>
      <text:p text:style-name="P1">Quan els <text:span text:style-name="T5">sol·licitants (</text:span>usuari-entitat<text:span text:style-name="T5">)</text:span> o <text:span text:style-name="T5">aplicacions (</text:span>usuari-aplicació<text:span text:style-name="T5">)</text:span> tenen una d’aquestes tres polítiques, s’ignora el valor de la política de l’entitat.</text:p>
      <text:h text:style-name="P5" text:outline-level="2">Polítiques assignables a l’entitat:</text:h>
      <text:p text:style-name="P1">Les polítiques assignables a l’entitat serien només les polítiques absolutes, amb els mateixos significa<text:span text:style-name="T5">t</text:span>s.</text:p>
      <text:list xml:id="list122843840166983" text:continue-numbering="true" text:style-name="L1">
        <text:list-item>
          <text:p text:style-name="P6">NO ES PERMET (codi 0)</text:p>
        </text:list-item>
        <text:list-item>
          <text:p text:style-name="P6">OBLIGATÒRIA LA PLANTILLA DEFINIDA (codi 2). Cal definir una plantilla junt amb aquesta opció.</text:p>
        </text:list-item>
        <text:list-item>
          <text:p text:style-name="P6">LLIBERTAT TOTAL (codi 5)</text:p>
        </text:list-item>
      </text:list>
      <text:p text:style-name="P1">Aquestes s’emprarien només, com ja s’ha dit, quan la política de l’usuari-entitat o usuari-aplicació no fos una política absoluta, sinó una de les polítiques depen<text:span text:style-name="T6">d</text:span>ents de l’entitat <text:span text:style-name="T6">que s’expliquen als següents punts</text:span>.</text:p>
      <text:p text:style-name="P1">A mode d’exemple:</text:p>
      <text:list xml:id="list3001838533" text:style-name="L2">
        <text:list-item>
          <text:p text:style-name="P7"><text:span text:style-name="T1">si l’entitat té el codi 2 (obligatori amb una plantilla), i l’usuari aplicació, també codi 2 ( obligatori amb una -altre- plantilla), s’emprarà sempre la plantilla definida a nivell d’usuari aplicació i no es podrà canviar. </text:span></text:p>
        </text:list-item>
        <text:list-item>
          <text:p text:style-name="P7"><text:span text:style-name="T1">Si per exemple la entitat té codi 5 (llibertat total), però l’usuari aplicació té 0 (no és permet), no es podrà crear cap custòdia.</text:span></text:p>
        </text:list-item>
      </text:list>
      <text:h text:style-name="Heading_20_2" text:outline-level="2">Polítiques <text:span text:style-name="T2">dependents</text:span> <text:span text:style-name="T7">de l’entitat per</text:span> l’usuari aplicació</text:h>
      <text:p text:style-name="P1">A part de les polítiques absolutes, a l’usuari aplicació se li poden aplicar les següents polítiques <text:span text:style-name="T6">dependents</text:span>:</text:p>
      <text:list xml:id="list2148042404" text:style-name="L3">
        <text:list-item>
          <text:p text:style-name="P10">POLÍTICA DEFINIDA A L’ENTITAT (codi -1). Directament s’aplicarà la política definida a l’entitat.</text:p>
        </text:list-item>
        <text:list-item>
          <text:p text:style-name="P8"><text:soft-page-break/><text:span text:style-name="T5">PLANTILLA DEFINIDA A L’ENTITAT OPCIONAL (codi 4). Només tendrà sentit quan la política de l’entitat sigui 2 (obligatori amb una plantilla definida). En aquest cas, l’aplicació podrà decidir crear o no crear custòdia, però en cas que la crei serà obligatòriament amb la plantilla definida a l’entitat. Si l’entitat té la política 0 (no es permet) o 5 (llibertat total), aquesta opció és comportarà igual que l’opció anterior -1 (política definida a l’entitat), i seguirà la política de l’entitat.</text:span></text:p>
        </text:list-item>
      </text:list>
      <text:h text:style-name="Heading_20_2" text:outline-level="2">Polítiques dependents <text:span text:style-name="T7">l’entitat per</text:span> l’usuari-entitat</text:h>
      <text:p text:style-name="P3"><text:span text:style-name="T1">A part de les polítiques absolutes, al sol·licitant -usuari entitat- se li poden aplicar les següents polítiques que depenen de la política de l’entitat:</text:span></text:p>
      <text:list xml:id="list122844462871921" text:continue-numbering="true" text:style-name="L3">
        <text:list-item>
          <text:p text:style-name="P10">POLÍTICA DEFINIDA A L’ENTITAT (codi -1). Directament s’aplicarà la política definida a l’entitat.</text:p>
        </text:list-item>
        <text:list-item>
          <text:p text:style-name="P8"><text:span text:style-name="T5">PLANTILLA DEFINIDA A L’ENTITAT OPCIONAL (ACTIVA PER DEFECTE) (codi 3). Només tendrà sentit quan la política de l’entitat sigui 2 (obligatori amb una plantilla definida). En aquest cas, en la creació de la petició de firma automàticament es crearà la custòdia amb la plantilla definida a l’entitat, però abans d’iniciar la petició el sol·licitant podrà decidir eliminar-la si vol. Si l’entitat té la política 0 (no es permet) o 5 (llibertat total), aquesta opció és comportarà igual que l’opció anterior -1 (política definida a l’entitat), i seguirà la política de l’entitat.</text:span></text:p>
        </text:list-item>
        <text:list-item>
          <text:p text:style-name="P9"><text:span text:style-name="T5">PLANTILLA DEFINIDA A L’ENTITAT OPCIONAL (NO ACTIVA PER DEFECTE) (codi 4). Només tendrà sentit quan la política de l’entitat sigui 2 (obligatori amb una plantilla definida). En aquest cas, en la creació de la petició de firma no es crearà cap informació de custòdia, però abans d’iniciar la petició el sol·licitant podrà decidir crear-la, això sí, només amb la plantilla definida a l’entitat. Com en el cas anterior, si l’entitat té la política 0 (no es permet) o 5 (llibertat total), aquesta opció és comportarà igual que l’opció anterior -1 (política definida a l’entitat), i seguirà la política de l’entitat.</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5T09:25:36.457000000</meta:creation-date>
    <dc:date>2020-07-01T12:28:43.528000000</dc:date>
    <meta:editing-duration>PT9M6S</meta:editing-duration>
    <meta:editing-cycles>5</meta:editing-cycles>
    <meta:generator>LibreOffice/6.3.3.2$Windows_X86_64 LibreOffice_project/a64200df03143b798afd1ec74a12ab50359878ed</meta:generator>
    <meta:document-statistic meta:table-count="0" meta:image-count="0" meta:object-count="0" meta:page-count="2" meta:paragraph-count="27" meta:word-count="627" meta:character-count="3960" meta:non-whitespace-character-count="3371"/>
  </office:meta>
</office:document-meta>
</file>